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automatic-styles>
    <style:style style:name="Tableau1" style:family="table">
      <style:table-properties style:width="15.984cm" fo:margin-left="0cm" table:align="left"/>
    </style:style>
    <style:style style:name="Tableau1.A" style:family="table-column">
      <style:table-column-properties style:column-width="5.327cm"/>
    </style:style>
    <style:style style:name="Tableau1.B" style:family="table-column">
      <style:table-column-properties style:column-width="5.329cm"/>
    </style:style>
    <style:style style:name="Tableau1.A1" style:family="table-cell">
      <style:table-cell-properties fo:padding-left="0.191cm" fo:padding-right="0.191cm" fo:padding-top="0cm" fo:padding-bottom="0cm" fo:border="0.018cm solid #000000" style:writing-mode="lr-tb"/>
    </style:style>
    <style:style style:name="P1" style:family="paragraph" style:parent-style-name="Normal">
      <style:paragraph-properties fo:margin-top="0cm" fo:margin-bottom="0cm" fo:line-height="100%"/>
      <style:text-properties style:font-name="Times New Roman" fo:font-size="18pt" style:font-name-asian="Times New Roman" style:font-size-asian="18pt" style:language-asian="fr" style:country-asian="FR" style:font-name-complex="Times New Roman" style:font-size-complex="18pt"/>
    </style:style>
    <style:style style:name="P2" style:family="paragraph" style:parent-style-name="Normal">
      <style:paragraph-properties fo:margin-top="0cm" fo:margin-bottom="0cm" fo:line-height="100%"/>
      <style:text-properties style:font-name="Times New Roman" fo:font-size="14.5pt" style:font-name-asian="Times New Roman" style:font-size-asian="14.5pt" style:language-asian="fr" style:country-asian="FR" style:font-name-complex="Times New Roman" style:font-size-complex="14.5pt"/>
    </style:style>
    <style:style style:name="P3" style:family="paragraph" style:parent-style-name="Normal">
      <style:paragraph-properties fo:margin-top="0cm" fo:margin-bottom="0cm" fo:line-height="100%"/>
      <style:text-properties style:font-name="Times New Roman" fo:font-size="12pt" style:font-name-asian="Times New Roman" style:font-size-asian="12pt" style:language-asian="fr" style:country-asian="FR" style:font-name-complex="Times New Roman" style:font-size-complex="12pt"/>
    </style:style>
    <style:style style:name="P4" style:family="paragraph" style:parent-style-name="Normal">
      <style:paragraph-properties fo:margin-top="0cm" fo:margin-bottom="0cm" fo:line-height="100%"/>
      <style:text-properties style:font-name="Times New Roman" fo:font-size="10pt" style:font-name-asian="Times New Roman" style:font-size-asian="10pt" style:language-asian="fr" style:country-asian="FR" style:font-name-complex="Times New Roman" style:font-size-complex="10pt"/>
    </style:style>
    <style:style style:name="P5" style:family="paragraph" style:parent-style-name="Normal">
      <style:paragraph-properties fo:margin-top="0cm" fo:margin-bottom="0cm" fo:line-height="100%"/>
      <style:text-properties style:font-name="Times New Roman" fo:font-size="16pt" style:font-name-asian="Times New Roman" style:font-size-asian="16pt" style:language-asian="fr" style:country-asian="FR" style:font-name-complex="Times New Roman" style:font-size-complex="16pt"/>
    </style:style>
    <style:style style:name="P6" style:family="paragraph" style:parent-style-name="Normal">
      <style:paragraph-properties fo:margin-top="0cm" fo:margin-bottom="0cm" fo:line-height="100%"/>
      <style:text-properties style:font-name="Times New Roman" fo:font-size="14pt" style:font-name-asian="Times New Roman" style:font-size-asian="14pt" style:language-asian="fr" style:country-asian="FR" style:font-name-complex="Times New Roman" style:font-size-complex="14pt"/>
    </style:style>
    <style:style style:name="P7" style:family="paragraph" style:parent-style-name="Normal">
      <style:paragraph-properties fo:margin-top="0cm" fo:margin-bottom="0cm" fo:line-height="100%"/>
      <style:text-properties style:font-name="Times New Roman" fo:font-size="12.5pt" style:font-name-asian="Times New Roman" style:font-size-asian="12.5pt" style:language-asian="fr" style:country-asian="FR" style:font-name-complex="Times New Roman" style:font-size-complex="12.5pt"/>
    </style:style>
    <style:style style:name="P8" style:family="paragraph" style:parent-style-name="Normal">
      <style:paragraph-properties fo:margin-top="0cm" fo:margin-bottom="0cm" fo:line-height="100%"/>
    </style:style>
    <style:style style:name="P9" style:family="paragraph" style:parent-style-name="Normal">
      <style:paragraph-properties fo:margin-top="0cm" fo:margin-bottom="0cm" fo:line-height="100%" fo:text-align="start" style:justify-single-word="false"/>
    </style:style>
    <style:style style:name="P10" style:family="paragraph" style:parent-style-name="Paragraphe_20_de_20_liste">
      <style:paragraph-properties fo:margin-top="0cm" fo:margin-bottom="0cm" fo:line-height="100%"/>
      <style:text-properties style:font-name="Times New Roman" fo:font-size="14pt" style:font-name-asian="Times New Roman" style:font-size-asian="14pt" style:language-asian="fr" style:country-asian="FR" style:font-name-complex="Times New Roman" style:font-size-complex="14pt"/>
    </style:style>
    <style:style style:name="P11" style:family="paragraph" style:parent-style-name="Normal">
      <style:paragraph-properties fo:text-align="start" style:justify-single-word="false"/>
    </style:style>
    <style:style style:name="P12" style:family="paragraph" style:parent-style-name="Normal" style:master-page-name="MP0">
      <style:paragraph-properties fo:margin-top="0cm" fo:margin-bottom="0cm" fo:line-height="100%" style:page-number="auto" fo:break-before="page"/>
      <style:text-properties style:font-name="Times New Roman" fo:font-size="18pt" style:font-name-asian="Times New Roman" style:font-size-asian="18pt" style:language-asian="fr" style:country-asian="FR" style:font-name-complex="Times New Roman" style:font-size-complex="18pt"/>
    </style:style>
    <style:style style:name="P13" style:family="paragraph" style:parent-style-name="Normal">
      <style:paragraph-properties fo:margin-top="0cm" fo:margin-bottom="0cm" fo:line-height="100%" fo:text-align="start" style:justify-single-word="false"/>
    </style:style>
    <style:style style:name="P14" style:family="paragraph" style:parent-style-name="Normal" style:list-style-name="L2">
      <style:paragraph-properties fo:margin-top="0cm" fo:margin-bottom="0cm" fo:line-height="100%" fo:text-align="start" style:justify-single-word="false"/>
    </style:style>
    <style:style style:name="P15" style:family="paragraph" style:parent-style-name="Paragraphe_20_de_20_liste" style:list-style-name="L1">
      <style:paragraph-properties fo:margin-top="0cm" fo:margin-bottom="0cm" fo:line-height="100%"/>
      <style:text-properties style:font-name="Times New Roman" fo:font-size="14pt" style:font-name-asian="Times New Roman" style:font-size-asian="14pt" style:language-asian="fr" style:country-asian="FR" style:font-name-complex="Times New Roman" style:font-size-complex="14pt"/>
    </style:style>
    <style:style style:name="T1" style:family="text">
      <style:text-properties style:font-name="Arial" fo:font-size="14.5pt" style:font-name-asian="Times New Roman" style:font-size-asian="14.5pt" style:language-asian="fr" style:country-asian="FR" style:font-name-complex="Times New Roman" style:font-size-complex="14.5pt"/>
    </style:style>
    <style:style style:name="T2" style:family="text">
      <style:text-properties style:font-name="Arial" fo:font-size="10.5pt" style:font-name-asian="Times New Roman" style:font-size-asian="10.5pt" style:language-asian="fr" style:country-asian="FR" style:font-name-complex="Times New Roman" style:font-size-complex="10.5pt"/>
    </style:style>
    <style:style style:name="T3" style:family="text">
      <style:text-properties style:font-name="Arial" fo:font-size="12.5pt" style:font-name-asian="Times New Roman" style:font-size-asian="12.5pt" style:language-asian="fr" style:country-asian="FR" style:font-name-complex="Times New Roman" style:font-size-complex="12.5pt"/>
    </style:style>
    <style:style style:name="T4" style:family="text">
      <style:text-properties style:font-name="Times New Roman" fo:font-size="14.5pt" style:font-name-asian="Times New Roman" style:font-size-asian="14.5pt" style:language-asian="fr" style:country-asian="FR" style:font-name-complex="Times New Roman" style:font-size-complex="14.5pt"/>
    </style:style>
    <style:style style:name="T5" style:family="text">
      <style:text-properties style:font-name="Times New Roman" fo:font-size="16pt" style:font-name-asian="Times New Roman" style:font-size-asian="16pt" style:language-asian="fr" style:country-asian="FR" style:font-name-complex="Times New Roman" style:font-size-complex="16pt"/>
    </style:style>
    <style:style style:name="T6" style:family="text">
      <style:text-properties style:font-name="Times New Roman" fo:font-size="12.5pt" style:font-name-asian="Times New Roman" style:font-size-asian="12.5pt" style:language-asian="fr" style:country-asian="FR" style:font-name-complex="Times New Roman" style:font-size-complex="12.5pt"/>
    </style:style>
    <style:style style:name="T7" style:family="text">
      <style:text-properties style:font-name="Times New Roman" fo:font-size="10.5pt" style:font-name-asian="Times New Roman" style:font-size-asian="10.5pt" style:language-asian="fr" style:country-asian="FR" style:font-name-complex="Times New Roman" style:font-size-complex="10.5pt"/>
    </style:style>
    <style:style style:name="T8" style:family="text">
      <style:text-properties style:font-name="Times New Roman" fo:font-size="10pt" style:font-name-asian="Times New Roman" style:font-size-asian="10pt" style:language-asian="fr" style:country-asian="FR" style:font-name-complex="Times New Roman" style:font-size-complex="10pt"/>
    </style:style>
    <style:style style:name="T9" style:family="text">
      <style:text-properties style:font-name="Times New Roman" fo:font-size="18pt" style:font-name-asian="Times New Roman" style:font-size-asian="18pt" style:language-asian="fr" style:country-asian="FR" style:font-name-complex="Times New Roman" style:font-size-complex="18pt"/>
    </style:style>
    <style:style style:name="T10" style:family="text">
      <style:text-properties style:font-name="Times New Roman" fo:font-size="12pt" style:font-name-asian="Times New Roman" style:font-size-asian="12pt" style:language-asian="fr" style:country-asian="FR" style:font-name-complex="Times New Roman" style:font-size-complex="12pt"/>
    </style:style>
    <style:style style:name="T11" style:family="text">
      <style:text-properties style:font-name="Times New Roman" fo:font-size="11pt" style:font-name-asian="Times New Roman" style:font-size-asian="11pt" style:language-asian="fr" style:country-asian="FR" style:font-name-complex="Times New Roman" style:font-size-complex="11pt"/>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AHIER DES CHARGES REALISATION DE SITE WEB </text:p>
      <text:p text:style-name="P1"/>
      <text:p text:style-name="P2">Nom de l’entreprise :</text:p>
      <text:p text:style-name="P2">Nom du projet : Orange Event</text:p>
      <text:p text:style-name="P2">Personne à contacter dans l’entreprise : </text:p>
      <text:p text:style-name="P2">Chavanne Marie-Camille, Lefebvre Kevin, Maria Raphael</text:p>
      <text:p text:style-name="P2">Adresse : 12 rue Cléry 75002 PARIS</text:p>
      <text:p text:style-name="P2">Tel : 0647389923</text:p>
      <text:p text:style-name="P2">Email : orange.event2019@gmail.com</text:p>
      <text:p text:style-name="P2"/>
      <text:p text:style-name="P2"/>
      <text:p text:style-name="P2"/>
      <text:p text:style-name="P1">PRESENTATION DE L’ENTREPRISE</text:p>
      <text:p text:style-name="P2">Dans cette partie, présentez votre entreprise</text:p>
      <text:p text:style-name="P2"/>
      <text:p text:style-name="P8"><text:span text:style-name="Police_20_par_20_défaut"><text:span text:style-name="T1">–</text:span></text:span><text:span text:style-name="Police_20_par_20_défaut"><text:span text:style-name="T4">son histoire</text:span></text:span><text:span text:style-name="Police_20_par_20_défaut"><text:span text:style-name="T4"> </text:span></text:span><text:span text:style-name="Police_20_par_20_défaut"><text:span text:style-name="T4">sa taille (CA et nombre de salariés)</text:span></text:span><text:span text:style-name="Police_20_par_20_défaut"><text:span text:style-name="T4"> </text:span></text:span><text:span text:style-name="Police_20_par_20_défaut"><text:span text:style-name="T4">ses activités principales</text:span></text:span></text:p>
      <text:p text:style-name="P8"><text:span text:style-name="Police_20_par_20_défaut"><text:span text:style-name="T1">–</text:span></text:span><text:span text:style-name="Police_20_par_20_défaut"><text:span text:style-name="T4">ses produits et services vendus</text:span></text:span></text:p>
      <text:p text:style-name="P2"/>
      <text:p text:style-name="P2">Votre positionnement concurrentiel:</text:p>
      <text:p text:style-name="P2"/>
      <text:p text:style-name="P8"><text:span text:style-name="Police_20_par_20_défaut"><text:span text:style-name="T1">–</text:span></text:span><text:span text:style-name="Police_20_par_20_défaut"><text:span text:style-name="T4">qui sont vos trois principaux concurrents ?</text:span></text:span></text:p>
      <text:p text:style-name="P2">Quel est l’élément différenciant de votre activité/de votre communication ? quelle est votre positionnement de gamme (haut/bas/milieu) ou votre niveau de service (sur mesure/préfabriqué) </text:p>
      <text:p text:style-name="P3"/>
      <text:p text:style-name="P1">PRESENTATION DU PROJET</text:p>
      <text:p text:style-name="P2"/>
      <text:p text:style-name="P2">Notre projet est un site internet lié à l’événementiel et à la vente.</text:p>
      <text:p text:style-name="P2">Le projet à vue sa naissance suite a un besoin d’orange qui grâce à notre professionnalisme nous a connu par le biais d’un partenaire commun.</text:p>
      <text:p text:style-name="P2">Le besoin d’orange est lié à l’attente grandissante du public(marketing) de pouvoir participer à des événements crée par de grand groupe et de pouvoir y acheter/trouver les produits proposés par l’événement.</text:p>
      <text:p text:style-name="P2"/>
      <text:p text:style-name="P2">Actuellement aucune structure n’est utilisée, les logos ainsi que les informations d’orange seront utilisés dans le seul but d’apporter des informations pour le site web.</text:p>
      <text:p text:style-name="P4"/>
      <text:p text:style-name="P4"/>
      <text:p text:style-name="P4"/>
      <text:p text:style-name="P4"/>
      <text:p text:style-name="P4"/>
      <text:p text:style-name="P5"><text:soft-page-break/>2.1 Comité de pilotage </text:p>
      <text:p text:style-name="P6"/>
      <text:p text:style-name="P6">Le projet orange évent est composé de 3 membres. Ces membres ont été assignés au projet suivant plusieurs critères :</text:p>
      <text:p text:style-name="P6"/>
      <text:list xml:id="list3120782486679833857" text:style-name="L1">
        <text:list-item>
          <text:p text:style-name="P15">Assiduité</text:p>
        </text:list-item>
        <text:list-item>
          <text:p text:style-name="P15">Force de proposition</text:p>
        </text:list-item>
        <text:list-item>
          <text:p text:style-name="P15">Capacité d’adaptation</text:p>
        </text:list-item>
        <text:list-item>
          <text:p text:style-name="P15">Connaissance en développement web</text:p>
        </text:list-item>
      </text:list>
      <text:p text:style-name="P10"/>
      <text:p text:style-name="P6">Lefebvre kevin : chef de projet, web développement.</text:p>
      <text:p text:style-name="P6">Maria Raphael : <text:s/>web développement.</text:p>
      <text:p text:style-name="P6">Chavanne Marie-Camille : web développement.</text:p>
      <text:p text:style-name="P6"/>
      <text:p text:style-name="P6"/>
      <text:p text:style-name="P7"/>
      <text:p text:style-name="P7"/>
      <text:p text:style-name="P5">2.2 Objectifs du site</text:p>
      <text:p text:style-name="P5"/>
      <text:p text:style-name="P6">L’objectif principale du site sera d’être un site d’événement afin de sortir des codes et de pouvoir se promouvoir en tant que leaders d’événementiel, les partenaires s’occuperont de la création d’évent. Il sera aussi un site de vente en fonction des produits proposés par les évents.</text:p>
      <text:p text:style-name="P7"/>
      <text:p text:style-name="P7">Dans le cadre de la billetterie et de la vente nous prévoyons un chiffre d’affaire de </text:p>
      <text:p text:style-name="P7">1 millions d’euros dés première année.</text:p>
      <text:p text:style-name="P7"/>
      <text:p text:style-name="P5">2.3 Public concerné ?</text:p>
      <text:p text:style-name="P5"/>
      <text:p text:style-name="P6">Le public concerné par le site internet sont des entreprises et des particuliers. Chaque public concerné à un but/objectif attribué.</text:p>
      <text:p text:style-name="P6"/>
      <text:p text:style-name="P6">Entreprise : La création des événements se fera par les entreprises préalablement valider par l’administrateur, le but est de promouvoir ces entreprises pour consolider nos partenariats. </text:p>
      <text:p text:style-name="P6"/>
      <text:p text:style-name="P6">Particulier : La présence d’évent et d’une boutique afin que les particuliers puissent avoir accès en premier au nouveau produit que les entreprises proposent.</text:p>
      <text:p text:style-name="P6"/>
      <text:p text:style-name="P6">Plus généralement le site s’adresse à une cible qui s’intéresse au high-tech.</text:p>
      <text:p text:style-name="P6"/>
      <text:p text:style-name="P7"/>
      <text:p text:style-name="P7"><text:soft-page-break/></text:p>
      <text:p text:style-name="P7"/>
      <text:p text:style-name="P5">2.4 Arborescence du site</text:p>
      <text:p text:style-name="P5"/>
      <text:p text:style-name="P5"/>
      <table:table table:name="Tableau1" table:style-name="Tableau1">
        <table:table-column table:style-name="Tableau1.A"/>
        <table:table-column table:style-name="Tableau1.B" table:number-columns-repeated="2"/>
        <table:table-row>
          <table:table-cell table:style-name="Tableau1.A1" office:value-type="string">
            <text:p text:style-name="P7">Nom rubrique</text:p>
          </table:table-cell>
          <table:table-cell table:style-name="Tableau1.A1" office:value-type="string">
            <text:p text:style-name="P7"><text:s/>Nom sous rubrique</text:p>
          </table:table-cell>
          <table:table-cell table:style-name="Tableau1.A1" office:value-type="string">
            <text:p text:style-name="P7"><text:s/>Descriptif</text:p>
          </table:table-cell>
        </table:table-row>
        <table:table-row>
          <table:table-cell table:style-name="Tableau1.A1" office:value-type="string">
            <text:p text:style-name="P7">Accueil</text:p>
          </table:table-cell>
          <table:table-cell table:style-name="Tableau1.A1" office:value-type="string">
            <text:p text:style-name="P7"/>
          </table:table-cell>
          <table:table-cell table:style-name="Tableau1.A1" office:value-type="string">
            <text:p text:style-name="P7">L’accueil du site</text:p>
          </table:table-cell>
        </table:table-row>
        <table:table-row>
          <table:table-cell table:style-name="Tableau1.A1" office:value-type="string">
            <text:p text:style-name="P7">Boutique</text:p>
          </table:table-cell>
          <table:table-cell table:style-name="Tableau1.A1" office:value-type="string">
            <text:p text:style-name="P7">Produit 1/2/3..</text:p>
          </table:table-cell>
          <table:table-cell table:style-name="Tableau1.A1" office:value-type="string">
            <text:p text:style-name="P7">Achat produit</text:p>
          </table:table-cell>
        </table:table-row>
        <table:table-row>
          <table:table-cell table:style-name="Tableau1.A1" office:value-type="string">
            <text:p text:style-name="P7">Evénement</text:p>
          </table:table-cell>
          <table:table-cell table:style-name="Tableau1.A1" office:value-type="string">
            <text:p text:style-name="P7">Event1/2/3..</text:p>
          </table:table-cell>
          <table:table-cell table:style-name="Tableau1.A1" office:value-type="string">
            <text:p text:style-name="P7">Liste des événement</text:p>
          </table:table-cell>
        </table:table-row>
        <table:table-row>
          <table:table-cell table:style-name="Tableau1.A1" office:value-type="string">
            <text:p text:style-name="P7">Lieu</text:p>
          </table:table-cell>
          <table:table-cell table:style-name="Tableau1.A1" office:value-type="string">
            <text:p text:style-name="P7">Lieu 1/2/3/4</text:p>
          </table:table-cell>
          <table:table-cell table:style-name="Tableau1.A1" office:value-type="string">
            <text:p text:style-name="P7">Liste des lieux</text:p>
          </table:table-cell>
        </table:table-row>
        <table:table-row>
          <table:table-cell table:style-name="Tableau1.A1" office:value-type="string">
            <text:p text:style-name="P7">Connexion</text:p>
          </table:table-cell>
          <table:table-cell table:style-name="Tableau1.A1" office:value-type="string">
            <text:p text:style-name="P7"/>
          </table:table-cell>
          <table:table-cell table:style-name="Tableau1.A1" office:value-type="string">
            <text:p text:style-name="P7">Interface de connexion</text:p>
          </table:table-cell>
        </table:table-row>
        <table:table-row>
          <table:table-cell table:style-name="Tableau1.A1" office:value-type="string">
            <text:p text:style-name="P7">Inscription</text:p>
          </table:table-cell>
          <table:table-cell table:style-name="Tableau1.A1" office:value-type="string">
            <text:p text:style-name="P7"/>
          </table:table-cell>
          <table:table-cell table:style-name="Tableau1.A1" office:value-type="string">
            <text:p text:style-name="P7">Interface d’inscription</text:p>
          </table:table-cell>
        </table:table-row>
        <table:table-row>
          <table:table-cell table:style-name="Tableau1.A1" office:value-type="string">
            <text:p text:style-name="P7">Achat ticket</text:p>
          </table:table-cell>
          <table:table-cell table:style-name="Tableau1.A1" office:value-type="string">
            <text:p text:style-name="P7">Achat suivant Event 1/2/3..</text:p>
          </table:table-cell>
          <table:table-cell table:style-name="Tableau1.A1" office:value-type="string">
            <text:p text:style-name="P7">Achat ticket d’event</text:p>
          </table:table-cell>
        </table:table-row>
      </table:table>
      <text:p text:style-name="P7"/>
      <text:p text:style-name="P7"/>
      <text:p text:style-name="P7"/>
      <text:p text:style-name="P5">2.5 Contenus</text:p>
      <text:p text:style-name="P5"/>
      <text:p text:style-name="P3">Le contenue sera disponible et mise a disposition des entreprises et des particuliers suivant les besoins et les droits accordés.</text:p>
      <text:p text:style-name="P3"/>
      <text:p text:style-name="P3">Entreprise : Les entreprises partenaires pourront créer un événement en choisissant un lieu (image fourni) et une disposition de page (template à choisir) ensuite ils devront télécharger leurs images (leur logo ainsi que le/les produit(s)) qui seront automatiquement implémenté dans le template.</text:p>
      <text:p text:style-name="P3"/>
      <text:p text:style-name="P3">Particulier : Les particuliers auront accès au page des différents évents et aux produits liés aux évents disponible. Ils pourront aussi acheter leur ticket si un évent leur convient (l’achat des produits durant un événement aura un pourcentage de réduction comparé à la boutique en ligne d’où l’intérêt de participer à un événement).</text:p>
      <text:list xml:id="list5102136467020675347" text:style-name="L2">
        <text:list-item>
          <text:list>
            <text:list-header>
              <text:p text:style-name="P14"><text:span text:style-name="Police_20_par_20_défaut"><text:span text:style-name="T5"/></text:span></text:p>
            </text:list-header>
            <text:list-item>
              <text:p text:style-name="P14"><text:span text:style-name="Police_20_par_20_défaut"><text:span text:style-name="T5">Fonctionnalités</text:span></text:span></text:p>
              <text:p text:style-name="P14"><text:span text:style-name="Police_20_par_20_défaut"><text:span text:style-name="T10">Rubrique : Gestion de Compte Partenaires/Utilisateurs.</text:span></text:span></text:p>
              <text:p text:style-name="P14"><text:span text:style-name="Police_20_par_20_défaut"><text:span text:style-name="T10">Un formulaire d'inscription sera mis a disposition afin de créer un compte partenaires pour la création d’événement/ ventes de produit, ou un compte utilisateurs pour la souscription à chaque événements/achat et notation de produits.</text:span></text:span></text:p>
              <text:p text:style-name="P14"><text:span text:style-name="Police_20_par_20_défaut"><text:span text:style-name="T6"/></text:span></text:p>
              <text:p text:style-name="P14"><text:span text:style-name="Police_20_par_20_défaut"><text:span text:style-name="T6">Rubrique : Création Événement en ligne /Partenaires.</text:span></text:span></text:p>
              <text:p text:style-name="P14"><text:span text:style-name="Police_20_par_20_défaut"><text:span text:style-name="T6">Nous souhaitons que nos partenaire disposent d'une interface fonctionnelle et automatisée leur permettant de mettre en place leurs propres événements pour présenter un nouveau produit.</text:span></text:span></text:p>
              <text:p text:style-name="P14"><text:span text:style-name="Police_20_par_20_défaut"><text:span text:style-name="T6"/></text:span></text:p>
              <text:p text:style-name="P14"><text:span text:style-name="Police_20_par_20_défaut"><text:span text:style-name="T6">Rubrique : Souscription Événement en ligne /Utilisateurs.</text:span></text:span></text:p>
              <text:p text:style-name="P14"><text:span text:style-name="Police_20_par_20_défaut"><text:span text:style-name="T6">Chaque utilisateurs pourra souscrire à un événement préalablement créé par l'un de nos partenaires.</text:span></text:span></text:p>
              <text:p text:style-name="P14"><text:soft-page-break/><text:span text:style-name="Police_20_par_20_défaut"><text:span text:style-name="T7">Rubrique : Nos utilisateurs pourront visiter la boutique contenant les produits présentés lors des événements tenus par nos partenaires.</text:span></text:span></text:p>
              <text:p text:style-name="P14"><text:span text:style-name="Police_20_par_20_défaut"><text:span text:style-name="T7">Rubrique : Nos utilisateurs ainsi que partenaire pourront avoir accès a une vue d'ensemble des événements tenus, ainsi que des lieux disponibles pour les accueillir.</text:span></text:span></text:p>
              <text:p text:style-name="P14"><text:span text:style-name="Police_20_par_20_défaut"><text:span text:style-name="T7">Rubrique : Les clients ayant acheté un des produits mis en avant pourront attribuer une notes a chacune des caractéristique du produit présenté, note allant de 1 à 5 étoiles.</text:span></text:span></text:p>
              <text:p text:style-name="P14"><text:span text:style-name="Police_20_par_20_défaut"><text:span text:style-name="T7"><text:s/></text:span></text:span></text:p>
              <text:p text:style-name="P14"><text:span text:style-name="Police_20_par_20_défaut"><text:span text:style-name="T5">2.7 Langues </text:span></text:span><text:span text:style-name="Police_20_par_20_défaut"><text:span text:style-name="T7">:</text:span></text:span></text:p>
              <text:p text:style-name="P14"><text:span text:style-name="Police_20_par_20_défaut"><text:span text:style-name="T7">Le site « Orange event solution » ne sera disponible qu'en français pour le moment, les événements n'ayant lieu que sur le territoire français et les hôtes de ces événements francophone, il n y a pour le moment pas de version anglaise de prévu.</text:span></text:span></text:p>
              <text:p text:style-name="P14"><text:span text:style-name="Police_20_par_20_défaut"><text:span text:style-name="T7"/></text:span></text:p>
            </text:list-item>
          </text:list>
        </text:list-item>
      </text:list>
      <text:p text:style-name="P9"><text:span text:style-name="Police_20_par_20_défaut"><text:span text:style-name="T2">-</text:span></text:span><text:span text:style-name="Police_20_par_20_défaut"><text:span text:style-name="T9">3.PRESTATIONS ATTENDUES :</text:span></text:span></text:p>
      <text:p text:style-name="P9"><text:span text:style-name="Police_20_par_20_défaut"><text:span text:style-name="T11">Le prestataire Next2i engagé pour la réalisation du Site « Orange event Solution » se devra de fournir une version mise en production et fonctionnelle/automatisé du site web, une base de donnée mysql complète ainsi qu'un support sécurité et maintenance pendant un An après lancement du site.</text:span></text:span></text:p>
      <text:p text:style-name="P9"><text:span text:style-name="Police_20_par_20_défaut"><text:span text:style-name="T11"/></text:span></text:p>
      <text:p text:style-name="P9"><text:span text:style-name="Police_20_par_20_défaut"><text:span text:style-name="T5">3.1 Charte graphique et charte éditoriale</text:span></text:span></text:p>
      <text:p text:style-name="P9"><text:span text:style-name="Police_20_par_20_défaut"><text:span text:style-name="T11">Le site « orange event solution » respectera en partie la charte graphique utilisé par orange mais disposera de sa propre identité visuelle. <text:s/>La charte éditoriale se devra de respecter la personnalité de la marque Orange, <text:s/>les conventions instauré par les rédacteurs d'événements type, elle devra préciser quels sont les atouts de l'entreprise à mettre en avant via le site, quel type de trafic sera visé, quel sera le public visé. Le référencement du site se formera autour de ces points.</text:span></text:span></text:p>
      <text:p text:style-name="P9"><text:span text:style-name="Police_20_par_20_défaut"><text:span text:style-name="T11"/></text:span></text:p>
      <text:p text:style-name="P9"><text:span text:style-name="Police_20_par_20_défaut"><text:span text:style-name="T5">3.2Création et récupération de contenus</text:span></text:span></text:p>
      <text:p text:style-name="P9"><text:span text:style-name="Police_20_par_20_défaut"><text:span text:style-name="T11">Le site internet « Orange Event Solution » sera basé sur le Template html-CSS open-source « The Evenet », tout ajout à ce template est du fait de NEXT2I, la base de donnée utilisé à été créer pour ce projet et il n'y a pas eu de migration depuis l'une des bases d'orange.</text:span></text:span></text:p>
      <text:p text:style-name="P9"><text:span text:style-name="Police_20_par_20_défaut"><text:span text:style-name="T11"/></text:span></text:p>
      <text:p text:style-name="P9"><text:span text:style-name="Police_20_par_20_défaut"><text:span text:style-name="T5">3.3 Développement</text:span></text:span></text:p>
      <text:p text:style-name="P9"><text:span text:style-name="Police_20_par_20_défaut"><text:span text:style-name="T7">Le Site internet « Orange Event Solution » bien que partant d'une base Html/CSS, requiert une solution back-end comblé via PHP/Javascript afin de le rendre automatisé. Le code source PHP se basant sur le modèle MVC, il à été envisagé l'utilisation d'un Framework (Symfony) pour au final rester dans une démarche plus classique. Des Script Js/Jquery sont utilisés à divers endroits du site dans un soucis de dynamisme (animation, pop-up, modal) et des connexions PDO ainsi que l'utilisation de Sessions sont présente afin de bénéficier d'un système d'insertion/connexions totalement automatique. La base de donnée utilisé est hébergé sous le format Mysql.</text:span></text:span></text:p>
      <text:p text:style-name="P9"><text:span text:style-name="Police_20_par_20_défaut"><text:span text:style-name="T5">3.4 Dépôt du nom de domaine et adresses mail</text:span></text:span><text:span text:style-name="Police_20_par_20_défaut"><text:span text:style-name="T6">Indiquez, ici, si vous souhaitez que l’agence se charge de déposer un ou plusieursnoms de domaine.Si vous êtes déjà propriétaire d’un nom de domaine. Précisez si l’agence doit secharger du transfert du nom de domaine auprès de l’hébergeur du site.</text:span></text:span><text:span text:style-name="Police_20_par_20_défaut"><text:span text:style-name="T5">3.5 Hébergement</text:span></text:span><text:span text:style-name="Police_20_par_20_défaut"><text:span text:style-name="T6">Indiquez, ici, si vous souhaitez que l’agence vous propose une prestation d’hé-bergement et éventuellement de quel type d’hébergement il s’agira.</text:span></text:span><text:span text:style-name="Police_20_par_20_défaut"><text:span text:style-name="T5">3.6 Référencement</text:span></text:span><text:span text:style-name="Police_20_par_20_défaut"><text:span text:style-name="T6">Indiquez, ici, si vous souhaitez que l’agence prenne en charge le référencementde votre site auprès des moteurs de recherche. Précisez quels sont vos objectifsen la matière, si vous attendez une prestation de suivi et de quelle nature. Indiquez également si possible sur quels axes vus souhaitez vous positionner.</text:span></text:span><text:span text:style-name="Police_20_par_20_défaut"><text:span text:style-name="T5">3.7 Mises à jour</text:span></text:span><text:span text:style-name="Police_20_par_20_défaut"><text:span text:style-name="T6">Quels est le système de mise à jour attendu: </text:span></text:span><text:span text:style-name="Police_20_par_20_défaut"><text:span text:style-name="T3">–</text:span></text:span><text:span text:style-name="Police_20_par_20_défaut"><text:span text:style-name="T6">plate-forme de mise à jour autonome?</text:span></text:span><text:span text:style-name="Police_20_par_20_défaut"><text:span text:style-name="T3">–</text:span></text:span><text:span text:style-name="Police_20_par_20_défaut"><text:span text:style-name="T6">contrat de maintenance auprès de l’agence? </text:span></text:span><text:span text:style-name="Police_20_par_20_défaut"><text:span text:style-name="T3">–</text:span></text:span><text:span text:style-name="Police_20_par_20_défaut"><text:span text:style-name="T6">formation des équipes à la plate-forme de mise à jour?</text:span></text:span><text:span text:style-name="Police_20_par_20_défaut"><text:span text:style-name="T5">3.8 Statistiques de connections</text:span></text:span><text:span text:style-name="Police_20_par_20_défaut"><text:span text:style-name="T6">Avez-</text:span></text:span><text:soft-page-break/><text:span text:style-name="Police_20_par_20_défaut"><text:span text:style-name="T6">vous des attentes particulières en matière de statistiques de fréquenta-tion?</text:span></text:span><text:span text:style-name="Police_20_par_20_défaut"><text:span text:style-name="T8">MMCréation – </text:span></text:span><text:span text:style-name="Police_20_par_20_défaut"><text:span text:style-name="T7">www.mmcreation.com</text:span></text:span><text:span text:style-name="Police_20_par_20_défaut"><text:span text:style-name="T8">www.mmcreation.com</text:span></text:span><text:span text:style-name="Police_20_par_20_défaut"><text:span text:style-name="T7"> - Modèle de cahier des charges - 8/ 8</text:span></text:span></text:p>
      <text:p text:style-name="P11"><text:span text:style-name="Police_20_par_20_défaut"><text:span text:style-name="T2">-4</text:span></text:span><text:span text:style-name="Police_20_par_20_défaut"><text:span text:style-name="T9">REPONSE ATTENDUE</text:span></text:span><text:span text:style-name="Police_20_par_20_défaut"><text:span text:style-name="T6">Indiquez, ici, si vous souhaitez que sa proposition vous parvienne avant une dateque vous fixez.Indiquez également quel type de réponse vous attendez.</text:span></text:span><text:span text:style-name="Police_20_par_20_défaut"><text:span text:style-name="T2">-5</text:span></text:span><text:span text:style-name="Police_20_par_20_défaut"><text:span text:style-name="T2">*</text:span></text:span><text:span text:style-name="Police_20_par_20_défaut"><text:span text:style-name="T9">PLANNING PREVISIONNEL</text:span></text:span><text:span text:style-name="Police_20_par_20_défaut"><text:span text:style-name="T6">Indiquez, ici, si vous avez des attentes particulières pour la mise en ligne devotre site. Précisez également si vous attendez une mise en ligne en plusieurs phases.</text:span></text:span><text:span text:style-name="Police_20_par_20_défaut"><text:span text:style-name="T2">-6</text:span></text:span><text:span text:style-name="Police_20_par_20_défaut"><text:span text:style-name="T9">BUDGET</text:span></text:span><text:span text:style-name="Police_20_par_20_défaut"><text:span text:style-name="T6">Si vous avez défini un budget, indiquez le, ici.</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fo:background-color="#e1dfdd"/>
    </style:style>
    <style:style style:name="WW_5f_CharLFO1LVL1" style:display-name="WW_CharLFO1LVL1" style:family="text">
      <style:text-properties style:font-name="Arial" style:font-name-asian="Times New Roman" style:font-name-complex="Aria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Times New Roman" style:font-name-asian="Times New Roman"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
    <dc:description/>
    <dc:subject/>
    <meta:initial-creator>kevin lefebvre</meta:initial-creator>
    <meta:creation-date>2019-05-28T10:09:00Z</meta:creation-date>
    <dc:date>2019-06-07T16:47:36.50</dc:date>
    <meta:editing-cycles>11</meta:editing-cycles>
    <meta:editing-duration>P3DT10H14M20S</meta:editing-duration>
    <meta:document-statistic meta:table-count="1" meta:image-count="0" meta:object-count="0" meta:page-count="5" meta:paragraph-count="87" meta:word-count="1322" meta:character-count="8625"/>
    <meta:template xlink:type="simple" xlink:actuate="onRequest" xlink:title="" xlink:href="Normal.dotm"/>
  </office:meta>
</office:document-meta>
</file>